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text-properties officeooo:paragraph-rsid="000255a8"/>
    </style:style>
    <style:style style:name="T1" style:family="text">
      <style:text-properties officeooo:rsid="000255a8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easurements <text:span text:style-name="T1">Log</text:span></text:h>
      <text:h text:style-name="Heading_20_2" text:outline-level="2"><text:bookmark text:name="meta-origin"/>Static Measurements</text:h>
      <text:section text:style-name="Sect1" text:name="Section1">
        <text:p text:style-name="Text_20_body">(Stop at travel points and wait for steady state)</text:p>
        <text:p text:style-name="Text_20_body">Positions (TCP) [mm]:<text:line-break/><text:span text:style-name="T1">230 – 255 – 280 – 305 – 330 – 430 – 530 – 630 – 730 – 830 – 930 – 1030 – 1130 – 1230 – 1330 – 1430 – 1530.</text:span></text:p>
      </text:section>
      <text:p text:style-name="Text_20_body"><text:bookmark text:name="meta-origin1"/>- <text:span text:style-name="T1">0 </text:span>kg | ypr_arduino_1<text:span text:style-name="T1">6-02-13</text:span></text:p>
      <text:p text:style-name="P2">Positions (TCP) [mm]:<text:line-break/><text:span text:style-name="T1">320 – 420 – 520 – 620 – 720 – 820 – 920 – 1020 – 1120 </text:span></text:p>
      <text:p text:style-name="P2"><text:bookmark text:name="meta-origin11"/>- <text:span text:style-name="T1">14.3 </text:span>kg | ypr_arduino_1<text:span text:style-name="T1">6-53-36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18:13:34.585201382</meta:creation-date>
    <dc:date>2025-05-08T18:19:55.735199477</dc:date>
    <meta:editing-duration>PT6M2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7" meta:word-count="55" meta:character-count="349" meta:non-whitespace-character-count="276"/>
  </office:meta>
</office:document-meta>
</file>